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>Unsere Jungs beim<text:s/>Play for Unity Cup</text:p>
      <text:p text:style-name="P2"/>
      <text:p text:style-name="Standard">30.6.2018<text:s/>Beim diesjährigen „Play for Unity<text:s/>Cup” spielten<text:s/>20 Migranten<text:s/>aus Hürth mit. Ausrichter war bei der zweiten Auflage der Mini-WM die Stadt Bedburg, unterstützt vom Fußballkreis Rhein-Erft und dem Bedburger Ballspielverein.<text:s/>16 Mannschaften konnten teilnehmen;<text:s/>das Los entschied, wer mitmacht. Jedem Team wird eine<text:s/>Nation zugelost, als die sie antreten. Alle Länder, die auch bei der WM in Russland an den Start gehen, sind dabei im Lostopf.</text:p>
      <text:p text:style-name="Standard"/>
      <text:p text:style-name="Standard">Unsere Jungs, betreut von der Hürther Brücke der Kulturen,<text:s/>spielten in den<text:s/>Trikots „Brasilien” und „Iran“.<text:s/>Selbst die schweißtreibende Hitze konnte die Leidenschaft der jungen Leute nicht schmälern.<text:s/>Auch wenn unsere Mannschaften<text:s/>den Pokal nicht gewinnen konnten, war es für die<text:s/>Jungs<text:s/>ein tolles Erlebnis.<text:s/>Unser herzlicher Dank geht<text:s/>an Rudolf Karolus als Leiter und Tobias Kunstein als Trainer der Mannschaft.</text:p>
      <text:p text:style-name="Standard"/>
      <text:p text:style-name="Standard">Das integrative Fußballturnier, bei dem die Gemeinschaft, Fairness und Toleranz im Vordergrund stehen, gewann schließlich Uruguay in einem packenden Finale gegen Portugal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Letezki</meta:initial-creator>
    <dc:creator>Tanneberger</dc:creator>
    <meta:creation-date>2018-07-03T13:50:00Z</meta:creation-date>
    <dc:date>2018-07-03T13:50:00Z</dc:date>
    <meta:template xlink:href="Normal" xlink:type="simple"/>
    <meta:editing-cycles>2</meta:editing-cycles>
    <meta:editing-duration>PT0S</meta:editing-duration>
    <meta:document-statistic meta:page-count="1" meta:paragraph-count="2" meta:word-count="146" meta:character-count="1068" meta:row-count="7" meta:non-whitespace-character-count="924"/>
  </office:meta>
</office:document-meta>
</file>